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svg:stroke-width="0.1cm" svg:stroke-color="#004a4a" draw:marker-start-width="0.35cm" draw:marker-end-width="0.35cm" draw:fill="solid" draw:fill-color="#cc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b6b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6b6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e" draw:style-name="dp1" draw:master-page-name="Default">
        <office:forms form:automatic-focus="false" form:apply-design-mode="false"/>
        <draw:rect draw:style-name="gr1" draw:text-style-name="P1" draw:layer="layout" svg:width="11cm" svg:height="9cm" svg:x="6cm" svg:y="27.5cm">
          <text:p/>
        </draw:rect>
        <draw:rect draw:style-name="gr1" draw:text-style-name="P1" draw:layer="layout" svg:width="11cm" svg:height="7cm" svg:x="18cm" svg:y="29cm">
          <text:p/>
        </draw:rect>
        <draw:rect draw:style-name="gr1" draw:text-style-name="P1" draw:layer="layout" svg:width="14cm" svg:height="4.5cm" svg:x="41cm" svg:y="29cm">
          <text:p/>
        </draw:rect>
        <draw:frame draw:style-name="gr2" draw:layer="layout" svg:width="10.5cm" svg:height="3.5cm" svg:x="44.5cm" svg:y="29.5cm">
          <draw:text-box>
            <text:p>¿Está seguro de que desea eliminar su pedido?</text:p>
          </draw:text-box>
        </draw:frame>
        <draw:rect draw:style-name="gr1" draw:text-style-name="P1" draw:layer="layout" svg:width="14.5cm" svg:height="8cm" svg:x="25.5cm" svg:y="6cm">
          <text:p/>
        </draw:rect>
        <draw:rect draw:style-name="gr3" draw:text-style-name="P1" draw:layer="layout" svg:width="31cm" svg:height="7.5cm" svg:x="8.5cm" svg:y="16cm">
          <text:p/>
        </draw:rect>
        <draw:rect draw:style-name="gr4" draw:text-style-name="P3" draw:layer="layout" svg:width="7.5cm" svg:height="2cm" svg:x="0cm" svg:y="0cm">
          <text:p text:style-name="P2"><text:span text:style-name="T1">Cliente</text:span></text:p>
        </draw:rect>
        <draw:frame draw:style-name="gr5" draw:text-style-name="P1" draw:id="id6" draw:layer="layout" svg:width="4.656cm" svg:height="3.28cm" svg:x="10.5cm" svg:y="18cm">
          <draw:image xlink:href="../Cliente/%5Bminiatura%5D%20inicioCliente%20v0.1.jpg" xlink:type="simple" xlink:show="embed" xlink:actuate="onLoad">
            <text:p/>
          </draw:image>
        </draw:frame>
        <draw:frame draw:style-name="gr5" draw:text-style-name="P1" draw:id="id1" draw:layer="layout" svg:width="4.656cm" svg:height="3.28cm" svg:x="18.344cm" svg:y="18cm">
          <draw:image xlink:href="../Cliente/%5Bminiatura%5D%20interfazCliente_con_pedidos%20v0.1.jpg" xlink:type="simple" xlink:show="embed" xlink:actuate="onLoad">
            <text:p/>
          </draw:image>
        </draw:frame>
        <draw:frame draw:style-name="gr5" draw:text-style-name="P1" draw:id="id2" draw:layer="layout" svg:width="4.656cm" svg:height="3.28cm" svg:x="31.5cm" svg:y="18cm">
          <draw:image xlink:href="../Cliente/%5Bminiatura%5D%20interfazCliente_realizando_modificando_pedido%20v0.1.jpg" xlink:type="simple" xlink:show="embed" xlink:actuate="onLoad">
            <text:p/>
          </draw:image>
        </draw:frame>
        <draw:frame draw:style-name="gr5" draw:text-style-name="P1" draw:id="id3" draw:layer="layout" svg:width="2.46cm" svg:height="3.174cm" svg:x="26cm" svg:y="10.3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4" draw:layer="layout" svg:width="2.46cm" svg:height="3.174cm" svg:x="41.5cm" svg:y="29.8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5" draw:layer="layout" svg:width="2.46cm" svg:height="3.174cm" svg:x="26.04cm" svg:y="29.3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layout" draw:type="line" svg:x1="23cm" svg:y1="19.64cm" svg:x2="31.5cm" svg:y2="19.64cm" draw:start-shape="id1" draw:start-glue-point="1" draw:end-shape="id2" svg:d="m23000 19640h8500">
          <text:p text:style-name="P1"><text:line-break/></text:p>
          <text:p text:style-name="P1"/>
          <text:p text:style-name="P1"/>
          <text:p text:style-name="P1">Se pincha sobre</text:p>
          <text:p text:style-name="P1">un plao/bebida de la carta,</text:p>
          <text:p text:style-name="P1">se pasa a completar</text:p>
          <text:p text:style-name="P1"><text:s/>el pedido</text:p>
        </draw:connector>
        <draw:connector draw:style-name="gr6" draw:text-style-name="P1" draw:layer="layout" draw:type="curve" svg:x1="20.672cm" svg:y1="18cm" svg:x2="26cm" svg:y2="11.913cm" draw:start-shape="id1" draw:start-glue-point="0" draw:end-shape="id3" draw:end-glue-point="3" svg:d="m20672 18000c0-4058 1776-6087 5328-6087">
          <text:p text:style-name="P1">Se pulsa "modificar" algún</text:p>
          <text:p text:style-name="P1">pedido, se lanza una</text:p>
          <text:p text:style-name="P1">confirmación</text:p>
        </draw:connector>
        <draw:connector draw:style-name="gr6" draw:text-style-name="P1" draw:layer="layout" draw:type="curve" svg:x1="28.46cm" svg:y1="11.913cm" svg:x2="33.828cm" svg:y2="18cm" draw:start-shape="id3" draw:start-glue-point="1" draw:end-shape="id2" draw:end-glue-point="0" svg:d="m28460 11913c3579 0 5368 2029 5368 6087">
          <text:p text:style-name="P1">[Aceptar]</text:p>
        </draw:connector>
        <draw:connector draw:style-name="gr6" draw:text-style-name="P1" draw:layer="layout" draw:type="curve" svg:x1="33.828cm" svg:y1="21.28cm" svg:x2="42.73cm" svg:y2="29.826cm" draw:start-shape="id2" draw:start-glue-point="2" draw:end-shape="id4" draw:end-glue-point="0" svg:d="m33828 21280c0 6409 8902 2137 8902 8546">
          <text:p text:style-name="P1">Se han borrado todos</text:p>
          <text:p text:style-name="P1">los elementos del pedido,</text:p>
          <text:p text:style-name="P1">se pide confirmación para</text:p>
          <text:p text:style-name="P1">anularlo</text:p>
        </draw:connector>
        <draw:connector draw:style-name="gr6" draw:text-style-name="P1" draw:layer="layout" draw:type="curve" svg:x1="33.828cm" svg:y1="21.28cm" svg:x2="27.27cm" svg:y2="29.326cm" draw:start-shape="id2" draw:end-shape="id5" draw:end-glue-point="0" svg:d="m33828 21280c0 6034-6558 2012-6558 8046">
          <text:p text:style-name="P1">[Realizar pedido]</text:p>
          <text:p text:style-name="P1">Se pide confirmación</text:p>
          <text:p text:style-name="P1">para realizarlo</text:p>
        </draw:connector>
        <draw:connector draw:style-name="gr6" draw:text-style-name="P1" draw:layer="layout" draw:type="curve" svg:x1="26.04cm" svg:y1="30.913cm" svg:x2="20.672cm" svg:y2="21.28cm" draw:start-shape="id5" draw:start-glue-point="3" draw:end-shape="id1" draw:end-glue-point="2" svg:d="m26040 30913c-3579 0-5368-3211-5368-9633"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6" draw:text-style-name="P1" draw:layer="layout" draw:type="curve" svg:x1="42.73cm" svg:y1="33cm" svg:x2="20.672cm" svg:y2="21.28cm" draw:start-shape="id4" draw:start-glue-point="2" draw:end-shape="id1" draw:end-glue-point="2" svg:d="m42730 33000c0 751-22058 6611-22058-1172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7" draw:text-style-name="P1" draw:layer="layout" draw:type="curve" svg:x1="28.5cm" svg:y1="30.913cm" svg:x2="36.156cm" svg:y2="19.64cm" draw:start-shape="id5" draw:end-shape="id2" draw:end-glue-point="1" svg:d="m28500 30913c12235 0 8407-11273 7656-11273">
          <text:p/>
        </draw:connector>
        <draw:connector draw:style-name="gr7" draw:text-style-name="P1" draw:layer="layout" draw:type="curve" svg:x1="43.96cm" svg:y1="31.413cm" svg:x2="36.156cm" svg:y2="19.64cm" draw:start-shape="id4" draw:start-glue-point="1" draw:end-shape="id2" svg:d="m43960 31413c751 0 4653-11773-7804-11773">
          <text:p/>
        </draw:connector>
        <draw:connector draw:style-name="gr7" draw:text-style-name="P1" draw:layer="layout" draw:type="curve" svg:x1="27.23cm" svg:y1="13.5cm" svg:x2="23cm" svg:y2="19.64cm" draw:start-shape="id3" draw:start-glue-point="2" draw:end-shape="id1" draw:end-glue-point="1" svg:d="m27230 13500c0 4094-1410 6140-4230 6140">
          <text:p/>
        </draw:connector>
        <draw:connector draw:style-name="gr8" draw:text-style-name="P1" draw:layer="layout" draw:type="curve" svg:x1="15.156cm" svg:y1="19.64cm" svg:x2="18.344cm" svg:y2="19.64cm" draw:start-shape="id6" draw:start-glue-point="1" draw:end-shape="id1" draw:end-glue-point="3" svg:d="m15156 19640h3188">
          <text:p/>
        </draw:connector>
        <draw:frame draw:style-name="gr5" draw:text-style-name="P1" draw:id="id7" draw:layer="layout" svg:width="2.46cm" svg:height="3.174cm" svg:x="11.54cm" svg:y="28cm">
          <draw:image xlink:href="../%5Bminiatura%5D%20DialogoConfirmacion%20v0.1.jpg" xlink:type="simple" xlink:show="embed" xlink:actuate="onLoad">
            <text:p/>
          </draw:image>
        </draw:frame>
        <draw:connector draw:style-name="gr9" draw:text-style-name="P1" draw:layer="layout" draw:type="curve" draw:line-skew="-8.874cm" svg:x1="20.672cm" svg:y1="18cm" svg:x2="12.828cm" svg:y2="18cm" draw:start-shape="id1" draw:start-glue-point="0" draw:end-shape="id6" draw:end-glue-point="0" svg:d="m20672 18000c0-14062-7844-14062-7844 0">
          <text:p text:style-name="P1">Si había una factura pedida para imprimir y</text:p>
          <text:p text:style-name="P1">ha cambiado a estado "pagado", se vuelve</text:p>
          <text:p text:style-name="P1">al cuadro de inicio, borrando todos los pedidos</text:p>
          <text:p text:style-name="P1">de la vista del cliente.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1" draw:layer="layout" draw:type="curve" svg:x1="20.672cm" svg:y1="21.28cm" svg:x2="14cm" svg:y2="29.587cm" draw:start-shape="id1" draw:start-glue-point="2" draw:end-shape="id7" draw:end-glue-point="1" svg:d="m20672 21280c0 5538-2224 8307-6672 8307">
          <text:p text:style-name="P1"><text:s text:c="8"/>[Ver factura]</text:p>
        </draw:connector>
        <draw:connector draw:style-name="gr8" draw:text-style-name="P1" draw:layer="layout" draw:type="curve" svg:x1="12.77cm" svg:y1="28cm" svg:x2="18.344cm" svg:y2="19.64cm" draw:start-shape="id7" draw:start-glue-point="0" draw:end-shape="id1" draw:end-glue-point="3" svg:d="m12770 28000c0-5574 1858-8360 5574-8360">
          <text:p/>
        </draw:connector>
        <draw:frame draw:style-name="gr2" draw:layer="layout" svg:width="13.5cm" svg:height="3.5cm" svg:x="26cm" svg:y="6.5cm">
          <draw:text-box>
            <text:p>¿Está seguro de que desea modificar su pedido? Esto lo anulará y cuando termine se enviará como uno nuevo.</text:p>
          </draw:text-box>
        </draw:frame>
        <draw:frame draw:style-name="gr10" draw:layer="layout" svg:width="8cm" svg:height="6.659cm" svg:x="18cm" svg:y="29cm">
          <draw:text-box>
            <text:p>¿Está seguro de que ha terminado de seleccionar los elementos de su pedido?</text:p>
            <text:p>[Lista de todos los platos y bebidas elegidos]</text:p>
            <text:p>Siempre puede añadir nuevos pedidos más tarde.</text:p>
          </draw:text-box>
        </draw:frame>
        <draw:frame draw:style-name="gr11" draw:layer="layout" svg:width="11cm" svg:height="4.523cm" svg:x="6cm" svg:y="31.5cm">
          <draw:text-box>
            <text:p>[Lista de los platos y bebidas hasta ahora]</text:p>
            <text:p>[Precio total]</text:p>
            <text:p>¿Desea pedir ahora la impresión de su factura? Podrá continuar realizando pedidos.</text:p>
          </draw:text-box>
        </draw:frame>
      </draw:page>
      <draw:page draw:name="Metre" draw:style-name="dp1" draw:master-page-name="Default">
        <office:forms form:automatic-focus="false" form:apply-design-mode="false"/>
        <draw:rect draw:style-name="gr1" draw:text-style-name="P1" draw:layer="controls" svg:width="14.5cm" svg:height="5cm" svg:x="30cm" svg:y="25.5cm">
          <text:p/>
        </draw:rect>
        <draw:rect draw:style-name="gr1" draw:text-style-name="P1" draw:layer="controls" svg:width="14.5cm" svg:height="4cm" svg:x="26cm" svg:y="9.5cm">
          <text:p/>
        </draw:rect>
        <draw:rect draw:style-name="gr4" draw:text-style-name="P3" draw:layer="layout" svg:width="7.5cm" svg:height="2cm" svg:x="0cm" svg:y="0cm">
          <text:p text:style-name="P2"><text:span text:style-name="T1">Metre</text:span></text:p>
        </draw:rect>
        <draw:rect draw:style-name="gr3" draw:text-style-name="P1" draw:layer="layout" svg:width="8.5cm" svg:height="18cm" svg:x="8cm" svg:y="16cm">
          <text:p/>
        </draw:rect>
        <draw:frame draw:style-name="gr5" draw:text-style-name="P1" draw:id="id8" draw:layer="layout" svg:width="4.656cm" svg:height="3.28cm" svg:x="10cm" svg:y="18cm">
          <draw:image xlink:href="../Bar(Metre)/%5Bminiatura%5D%20interfazPrincipal%20v0.2.jpg" xlink:type="simple" xlink:show="embed" xlink:actuate="onLoad">
            <text:p/>
          </draw:image>
        </draw:frame>
        <draw:frame draw:style-name="gr5" draw:text-style-name="P1" draw:id="id9" draw:layer="controls" svg:width="2.46cm" svg:height="3.174cm" svg:x="26.54cm" svg:y="10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10" draw:layer="controls" svg:width="2.46cm" svg:height="3.174cm" svg:x="30.5cm" svg:y="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18cm" svg:x2="26.54cm" svg:y2="11.587cm" draw:start-shape="id8" draw:start-glue-point="0" draw:end-shape="id9" draw:end-glue-point="3" svg:d="m12328 18000c0-4276 4737-6413 14212-6413">
          <text:p text:style-name="P1">Ha seleccionado la última bebida</text:p>
          <text:p text:style-name="P1">por cambiar de estado, lanza una</text:p>
          <text:p text:style-name="P1">confirmación.</text:p>
        </draw:connector>
        <draw:connector draw:style-name="gr6" draw:text-style-name="P1" draw:layer="controls" draw:type="curve" svg:x1="12.328cm" svg:y1="21.28cm" svg:x2="30.5cm" svg:y2="27.587cm" draw:start-shape="id8" draw:start-glue-point="2" draw:end-shape="id10" draw:end-glue-point="3" svg:d="m12328 21280c0 4205 6057 6307 18172 630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a seleccionado una factura para</text:p>
          <text:p text:style-name="P1">realizar el cobro de esta, lanza</text:p>
          <text:p text:style-name="P1">una confirmación</text:p>
        </draw:connector>
        <draw:connector draw:style-name="gr9" draw:text-style-name="P1" draw:layer="controls" draw:type="curve" svg:x1="31.73cm" svg:y1="26cm" svg:x2="14.656cm" svg:y2="19.64cm" draw:start-shape="id10" draw:start-glue-point="0" draw:end-shape="id8" draw:end-glue-point="1" svg:d="m31730 26000c0-4240-5691-6360-17074-6360">
          <text:p text:style-name="P1">[Aceptar = Se elimina la mesa de la cola]<text:line-break/>[Cancelar = Se deja como estaba]</text:p>
          <text:p text:style-name="P1"/>
          <text:p text:style-name="P1"/>
          <text:p text:style-name="P1"/>
        </draw:connector>
        <draw:connector draw:style-name="gr7" draw:text-style-name="P1" draw:layer="controls" draw:type="curve" svg:x1="27.77cm" svg:y1="13.174cm" svg:x2="14.656cm" svg:y2="19.64cm" draw:start-shape="id9" draw:start-glue-point="2" draw:end-shape="id8" draw:end-glue-point="1" svg:d="m27770 13174c0 4311-4371 6466-13114 6466">
          <text:p/>
        </draw:connector>
        <draw:frame draw:style-name="gr12" draw:layer="controls" svg:width="10cm" svg:height="2.387cm" svg:x="30cm" svg:y="10.113cm">
          <draw:text-box>
            <text:p>¿Está seguro de que desea cerrar las bebidas de este pedido?</text:p>
          </draw:text-box>
        </draw:frame>
        <draw:frame draw:style-name="gr12" draw:layer="controls" svg:width="10cm" svg:height="3.811cm" svg:x="34cm" svg:y="26.113cm">
          <draw:text-box>
            <text:p>[Lista de elementos de todos los pedidos de la factura]</text:p>
            <text:p>[Precio final]</text:p>
            <text:p>¿Desea marcar la factura como pagada?</text:p>
          </draw:text-box>
        </draw:frame>
        <draw:frame draw:style-name="gr5" draw:text-style-name="P1" draw:id="id11" draw:layer="controls" svg:width="4.074cm" svg:height="3.068cm" svg:x="10cm" svg:y="28.932cm">
          <draw:image xlink:href="../Bar(Metre)/%5Bminiatura%5D%20Principal_metre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21.28cm" svg:x2="12.037cm" svg:y2="28.932cm" draw:start-shape="id8" draw:start-glue-point="2" draw:end-shape="id11" draw:end-glue-point="0" svg:d="m12328 21280c0 5739-291 1913-291 7652">
          <text:p text:style-name="P1">[Gestionar productos]</text:p>
        </draw:connector>
        <draw:connector draw:style-name="gr7" draw:text-style-name="P1" draw:layer="controls" draw:type="curve" svg:x1="14.074cm" svg:y1="30.466cm" svg:x2="14.656cm" svg:y2="19.64cm" draw:start-shape="id11" draw:start-glue-point="1" draw:end-shape="id8" draw:end-glue-point="1" svg:d="m14074 30466c1624 0 1333-10826 582-10826">
          <text:p/>
        </draw:connector>
      </draw:page>
      <draw:page draw:name="Jefe de cocina" draw:style-name="dp1" draw:master-page-name="Default">
        <office:forms form:automatic-focus="false" form:apply-design-mode="false"/>
        <draw:rect draw:style-name="gr4" draw:text-style-name="P3" draw:layer="layout" svg:width="9.5cm" svg:height="2cm" svg:x="0cm" svg:y="0cm">
          <text:p text:style-name="P2"><text:span text:style-name="T1">Jefe de Cocina</text:span></text:p>
        </draw:rect>
        <draw:rect draw:style-name="gr3" draw:text-style-name="P1" draw:layer="layout" svg:width="8.5cm" svg:height="18cm" svg:x="8cm" svg:y="8cm">
          <text:p/>
        </draw:rect>
        <draw:frame draw:style-name="gr5" draw:text-style-name="P1" draw:id="id12" draw:layer="layout" svg:width="4.656cm" svg:height="3.28cm" svg:x="10cm" svg:y="10cm">
          <draw:image xlink:href="../Cocina/%5Bminiatura%5D%20interfazPrincipal%20v0.2.jpg" xlink:type="simple" xlink:show="embed" xlink:actuate="onLoad">
            <text:p/>
          </draw:image>
        </draw:frame>
        <draw:rect draw:style-name="gr1" draw:text-style-name="P1" draw:layer="controls" svg:width="14.5cm" svg:height="4cm" svg:x="30.5cm" svg:y="9.5cm">
          <text:p/>
        </draw:rect>
        <draw:frame draw:style-name="gr5" draw:text-style-name="P1" draw:id="id13" draw:layer="controls" svg:width="2.46cm" svg:height="3.174cm" svg:x="31.04cm" svg:y="10cm">
          <draw:image xlink:href="../%5Bminiatura%5D%20DialogoConfirmacion%20v0.1.jpg" xlink:type="simple" xlink:show="embed" xlink:actuate="onLoad">
            <text:p/>
          </draw:image>
        </draw:frame>
        <draw:frame draw:style-name="gr12" draw:layer="controls" svg:width="10cm" svg:height="2cm" svg:x="34.5cm" svg:y="10.113cm">
          <draw:text-box>
            <text:p>¿Está seguro de que desea cerrar los platos de este pedido?</text:p>
          </draw:text-box>
        </draw:frame>
        <draw:connector draw:style-name="gr6" draw:text-style-name="P1" draw:layer="controls" draw:type="curve" svg:x1="14.656cm" svg:y1="11.64cm" svg:x2="31.04cm" svg:y2="11.587cm" draw:start-shape="id12" draw:end-shape="id13" svg:d="m14656 11640c12288 0 4096-53 16384-53">
          <text:p text:style-name="P1">Ha pulsado para cambiar el estado</text:p>
          <text:p text:style-name="P1">del último plato del pedido</text:p>
          <text:p text:style-name="P1">en la cola de "Preparandose" y</text:p>
          <text:p text:style-name="P1">no queda ninguno otro "En cola" del</text:p>
          <text:p text:style-name="P1">mismo pedido, lanza la confirmación.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1" draw:layer="controls" draw:type="curve" svg:x1="32.27cm" svg:y1="13.174cm" svg:x2="12.328cm" svg:y2="13.28cm" draw:start-shape="id13" draw:start-glue-point="2" draw:end-shape="id12" draw:end-glue-point="2" svg:d="m32270 13174c0 910-19942 857-19942 106">
          <text:p/>
        </draw:connector>
        <draw:frame draw:style-name="gr5" draw:text-style-name="P1" draw:id="id14" draw:layer="controls" svg:width="4.074cm" svg:height="3.068cm" svg:x="10.426cm" svg:y="21.432cm">
          <draw:image xlink:href="../Cocina/%5Bminiatura%5D%20Principal_cocinero%20v0.1.jpg" xlink:type="simple" xlink:show="embed" xlink:actuate="onLoad">
            <text:p/>
          </draw:image>
        </draw:frame>
        <draw:connector draw:style-name="gr6" draw:text-style-name="P1" draw:layer="controls" draw:type="curve" svg:x1="12.328cm" svg:y1="13.28cm" svg:x2="12.463cm" svg:y2="21.432cm" draw:start-shape="id12" draw:start-glue-point="2" draw:end-shape="id14" svg:d="m12328 13280c0 6114 135 2038 135 8152">
          <text:p text:style-name="P1">[Gestión de productos]</text:p>
        </draw:connector>
        <draw:connector draw:style-name="gr7" draw:text-style-name="P1" draw:layer="controls" draw:type="curve" svg:x1="14.5cm" svg:y1="22.966cm" svg:x2="14.656cm" svg:y2="11.64cm" draw:start-shape="id14" draw:start-glue-point="1" draw:end-shape="id12" draw:end-glue-point="1" svg:d="m14500 22966c985 0 907-11326 156-113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3H55M47S</meta:editing-duration>
    <meta:editing-cycles>8</meta:editing-cycles>
    <meta:generator>OpenOffice.org/3.1$Win32 OpenOffice.org_project/310m11$Build-9399</meta:generator>
    <dc:date>2010-05-02T23:17:27.96</dc:date>
    <dc:creator>Sergio Rodriguez Lumley</dc:creator>
    <meta:document-statistic meta:object-count="58"/>
  </office:meta>
</office:document-meta>
</file>